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mm"/>
    </style:style>
    <style:style style:name="co2" style:family="table-column">
      <style:table-column-properties fo:break-before="auto" style:column-width="22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COMMANDS VIM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insert mode commands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vim / vi</text:p>
          </table:table-cell>
          <table:table-cell office:value-type="string" calcext:value-type="string">
            <text:p>to open the vim edi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o get into insert mode at the current position of curs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o get into insert mode at the bigining of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nsert after current position of curs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nsert at the end of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Insert at new line after the selected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Insert at new line after the selected 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to undo the last 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 + R</text:p>
          </table:table-cell>
          <table:table-cell office:value-type="string" calcext:value-type="string">
            <text:p>to redu the the undo acti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vement ke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move le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move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ove 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ove righ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ord move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moves cursor to the start of next 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ves cursor to the start of 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oves cursor to the end of <text:s/>wor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t deletes the selected tex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w</text:p>
          </table:table-cell>
          <table:table-cell office:value-type="string" calcext:value-type="string">
            <text:p>deletes next 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2w</text:p>
          </table:table-cell>
          <table:table-cell office:value-type="string" calcext:value-type="string">
            <text:p>deletes next 2words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3:07:20.486748256</meta:creation-date>
    <dc:date>2018-08-01T13:24:23.262599778</dc:date>
    <meta:editing-duration>PT3M22S</meta:editing-duration>
    <meta:editing-cycles>1</meta:editing-cycles>
    <meta:generator>LibreOffice/5.1.6.2$Linux_X86_64 LibreOffice_project/10m0$Build-2</meta:generator>
    <meta:document-statistic meta:table-count="1" meta:cell-count="43" meta:object-count="0"/>
  </office:meta>
</office:document-meta>
</file>